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text-align="center" style:justify-single-word="false" style:page-number="auto"/>
      <style:text-properties fo:font-size="14pt" style:font-size-asian="14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One Thing</text:p>
      <text:p text:style-name="P1"/>
      <text:p text:style-name="Standard"><text:span text:style-name="T1">Read:</text:span> Mark 10:17-22; Luke 10:38-42; John 9:24-25; Phil. 3:13-14<text:tab/></text:p>
      <text:p text:style-name="Standard"/>
      <text:p text:style-name="Standard"><text:span text:style-name="T1">Text:</text:span> John 9:25 “…this one thing I know…”</text:p>
      <text:p text:style-name="Standard"/>
      <text:p text:style-name="Standard"><text:span text:style-name="T1">Introduction:</text:span> This is another bicycle bred sermon. I was thinking about Chris as I was riding to work. Chris is one of the man that I am mentoring online. He has come from being a follower of Bahi’ World Faith to trusting in Christ alone for salvation. This has been a difficult journey. Chris had to let go of some long held beliefs and stretch his faith. I was thinking about how difficult it must be for the intellectual to let go of his or her intellect and simply grasp salvation by faith. It is like leaving the roof of a building (in a flood) and swinging from a single rope above a raging flood (and you are afraid of heights and don’t know how to swim). That takes an incredible amount of courage.</text:p>
      <text:p text:style-name="Standard">The scriptural phrase: “This one thing I know.” Kept running through my head as I rode. Chris had to give up all kinds of long held beliefs to come to the conclusion that he needed One thing; One savior; One hope; he had a million things but there was only one thing that he needed.</text:p>
      <text:p text:style-name="Standard"><text:span text:style-name="T1">I. One thing thou lackest:</text:span> In Mark 10:21 Jesus is in conversation with the rich young ruler. Ask yourself a question: How did the rich kid become a ruler? I think that he bought his position. This man had learned early in life that if you had money you could go far. There is no doubt that he had enjoyed a relatively easy life and perhaps he had good intentions in his leadership role. He may have defined himself as a good leader who did not take advantage of others. Perhaps he was fair in his judgment and treatment of others. </text:p>
      <text:p text:style-name="Standard"><text:s text:c="2"/>He approaches Jesus with an inquiry about how to receive eternal life. Now most preachers would immediately launch into the 4 spiritual laws but not Jesus. Jesus loved him and did not want him to settle for a religious experience. Jesus points to the law and he brags on a perfect record. Most preachers could attack his record and point out that he had failed somewhere along the way. It is here that I want to scream out: “If you’re so righteous then why are you here?” Jesus doesn’t argue about his record. He just says (in essence) “Oh great; this will be easy for you; you only lack one thing.”<text:tab/><text:tab/><text:tab/></text:p>
      <text:p text:style-name="Standard"><text:s/>“One thing? Only one thing? <text:s/>What is it Jesus? What am I lacking?” </text:p>
      <text:p text:style-name="Standard"><text:s text:c="2"/>“I’m so glad that you asked, here it is: You lack treasure in heaven. Go home, divest your earthly investments and invest in heaven.”</text:p>
      <text:p text:style-name="Standard"><text:span text:style-name="T1">II. One thing is needful.</text:span> In Luke 10:42 Jesus is visiting with his friends. Martha and her sister Mary are the hosts of the event and Martha sees that her sister is neglecting her duties to sneak off and listen to Jesus. <text:s/>She probably got Mary’s attention and got her back into the kitchen several times before finally getting so frustrated that she finally tells Jesus to send her back to the kitchen (after all it is His meal that is being delayed).</text:p>
      <text:p text:style-name="Standard"><text:s text:c="2"/>Jesus’ response shocks Martha and some of the guests. He says: “Martha your priorities have you tied up in knots. Mary has made better choices. Her choice has brought her eternal life. Martha; your priorities have not met your needs. No matter how many perfect meals you make, no matter how clean your house is; you always have to clean and cook again and are never satisfied but Mary has found eternal satisfaction. She had found the thing that you need.”</text:p>
      <text:p text:style-name="Standard"><text:span text:style-name="T1">III. One thing I know:</text:span> In John 9:25 there is a story of a blind man who Jesus had healed<text:span text:style-name="T1">. </text:span>This blind man<text:span text:style-name="T1"> </text:span>doesn’t even know exactly who healed him until later. The temple leaders are doing all they can to diminish Jesus’ status. They don’t want Him to be the Messiah or Savior. They desperately want Him to be a mere man and they press this man to deny the divinity of Jesus. They tell him that Jesus is only a sinner. He responds: “Whether he be a sinner or no, I know not: one thing I know, that, whereas I was blind, now I see.” He says (in essence) “I’m not a theologian. I’m just a man who was blind and He touched me and now I can see. No one else has done that; you guys offered me no hope and wouldn’t even let me into the temple but Jesus healed my blindness. I don’t know if He is a mere man or God but I know I can see!”</text:p>
      <text:p text:style-name="Standard"><text:span text:style-name="T1">Conclude:</text:span> In Philippians 3:13-14 we read: “…this <text:span text:style-name="T2">one thing I do</text:span>, forgetting those things which are behind, and reaching forth unto those things which are before, I press toward the mark…” Paul says that in his quest for heaven he does one thing. Then he tells us three things:</text:p>
      <text:p text:style-name="Standard">“I forget…I reach…and I press.”</text:p>
      <text:p text:style-name="Standard">“I forget the past (why should I remember what God forgot?).”</text:p>
      <text:p text:style-name="Standard">“I reach for the goal (the goal is to be in God’s presence eternally).”</text:p>
      <text:p text:style-name="Standard">“I press toward the mark (God’s standard is what I must reac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e One Thing</dc:title>
    <meta:initial-creator>Joel Tice</meta:initial-creator>
    <meta:creation-date>2006-08-05T20:48:00</meta:creation-date>
    <dc:creator>Joel Tice</dc:creator>
    <dc:date>2018-04-06T20:34:20.48</dc:date>
    <meta:editing-cycles>9</meta:editing-cycles>
    <meta:editing-duration>PT8H38M</meta:editing-duration>
    <meta:generator>OpenOffice/4.1.3$Win32 OpenOffice.org_project/413m1$Build-9783</meta:generator>
    <meta:document-statistic meta:table-count="0" meta:image-count="0" meta:object-count="0" meta:page-count="1" meta:paragraph-count="17" meta:word-count="892" meta:character-count="4685"/>
  </office:meta>
</office:document-meta>
</file>